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PECUARIA DON FABIANO E.I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60078488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0527571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OISES MORI HERRER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07469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JIMMY POOL MESONES PEREZ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456232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66</text:p>
          </table:table-cell>
          <table:table-cell table:style-name="Tableau1.A2" office:value-type="string">
            <text:p text:style-name="P14">80</text:p>
          </table:table-cell>
          <table:table-cell table:style-name="Tableau1.D2" office:value-type="string">
            <text:p text:style-name="P13">52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2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8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1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9T18:37:0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